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61"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2mm" svg:height="4.74mm" svg:x="22.57mm" svg:y="76.76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mm" svg:height="4.74mm" svg:x="22.57mm" svg:y="158.04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240.36mm" svg:height="109.97mm" svg:x="248.08mm" svg:y="141.3mm">
            <loext:p draw:notify-on-update-of-ranges="Hoja1.L25:Hoja1.L25 Hoja1.L26:Hoja1.L27 Hoja1.M25:Hoja1.M25 Hoja1.M26:Hoja1.M2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tició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 table:number-columns-repeated="2"/>
          <table:table-cell office:value-type="string" calcext:value-type="string">
            <text:p>NAO</text:p>
          </table:table-cell>
          <table:table-cell table:number-columns-repeated="2"/>
          <table:table-cell office:value-type="string" calcext:value-type="string">
            <text:p>RW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61183847487" calcext:value-type="float">
            <text:p>-0.0611838475</text:p>
          </table:table-cell>
          <table:table-cell office:value-type="float" office:value="0.0954630747437" calcext:value-type="float">
            <text:p>0.0954630747</text:p>
          </table:table-cell>
          <table:table-cell office:value-type="float" office:value="0.0557487010956" calcext:value-type="float">
            <text:p>0.0557487011</text:p>
          </table:table-cell>
          <table:table-cell office:value-type="float" office:value="0.499257" calcext:value-type="float">
            <text:p>0.499257</text:p>
          </table:table-cell>
          <table:table-cell table:style-name="ce2" office:value-type="float" office:value="0.0000297278" calcext:value-type="float">
            <text:p>2.97E-0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-3" calcext:value-type="float">
            <text:p>-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635697171092" calcext:value-type="float">
            <text:p>-0.0635697171</text:p>
          </table:table-cell>
          <table:table-cell office:value-type="float" office:value="0.232413575053" calcext:value-type="float">
            <text:p>0.2324135751</text:p>
          </table:table-cell>
          <table:table-cell office:value-type="float" office:value="0.113734856248" calcext:value-type="float">
            <text:p>0.1137348562</text:p>
          </table:table-cell>
          <table:table-cell office:value-type="float" office:value="0.499403" calcext:value-type="float">
            <text:p>0.499403</text:p>
          </table:table-cell>
          <table:table-cell table:style-name="ce1" office:value-type="float" office:value="0.0000140071" calcext:value-type="float">
            <text:p>1.40E-0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-1.4" calcext:value-type="float">
            <text:p>-1.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0619552731514" calcext:value-type="float">
            <text:p>-0.0619552732</text:p>
          </table:table-cell>
          <table:table-cell office:value-type="float" office:value="0.20735321939" calcext:value-type="float">
            <text:p>0.2073532194</text:p>
          </table:table-cell>
          <table:table-cell office:value-type="float" office:value="0.0803596526384" calcext:value-type="float">
            <text:p>0.0803596526</text:p>
          </table:table-cell>
          <table:table-cell office:value-type="float" office:value="0.498647" calcext:value-type="float">
            <text:p>0.498647</text:p>
          </table:table-cell>
          <table:table-cell table:style-name="ce1" office:value-type="float" office:value="0.000037998" calcext:value-type="float">
            <text:p>3.80E-05</text:p>
          </table:table-cell>
          <table:table-cell/>
          <table:table-cell office:value-type="float" office:value="58.5" calcext:value-type="float">
            <text:p>58.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105613850057" calcext:value-type="float">
            <text:p>-0.1056138501</text:p>
          </table:table-cell>
          <table:table-cell table:style-name="ce1" office:value-type="float" office:value="0.272654503584" calcext:value-type="float">
            <text:p>2.73E-01</text:p>
          </table:table-cell>
          <table:table-cell office:value-type="float" office:value="0.272654503584" calcext:value-type="float">
            <text:p>0.2726545036</text:p>
          </table:table-cell>
          <table:table-cell office:value-type="float" office:value="0.499256" calcext:value-type="float">
            <text:p>0.499256</text:p>
          </table:table-cell>
          <table:table-cell table:style-name="ce1" office:value-type="float" office:value="0.0000295639" calcext:value-type="float">
            <text:p>2.96E-05</text:p>
          </table:table-cell>
          <table:table-cell/>
          <table:table-cell office:value-type="float" office:value="58.5" calcext:value-type="float">
            <text:p>58.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0691214427352" calcext:value-type="float">
            <text:p>-0.0691214427</text:p>
          </table:table-cell>
          <table:table-cell office:value-type="float" office:value="0.201645061374" calcext:value-type="float">
            <text:p>0.2016450614</text:p>
          </table:table-cell>
          <table:table-cell office:value-type="float" office:value="0.11714707315" calcext:value-type="float">
            <text:p>0.1171470732</text:p>
          </table:table-cell>
          <table:table-cell office:value-type="float" office:value="0.499928" calcext:value-type="float">
            <text:p>0.499928</text:p>
          </table:table-cell>
          <table:table-cell office:value-type="float" office:value="0.000547945" calcext:value-type="float">
            <text:p>0.00054794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0733702331781" calcext:value-type="float">
            <text:p>-0.0733702332</text:p>
          </table:table-cell>
          <table:table-cell office:value-type="float" office:value="0.259211093187" calcext:value-type="float">
            <text:p>0.2592110932</text:p>
          </table:table-cell>
          <table:table-cell office:value-type="float" office:value="0.0988650694489" calcext:value-type="float">
            <text:p>0.0988650694</text:p>
          </table:table-cell>
          <table:table-cell office:value-type="float" office:value="0.499405" calcext:value-type="float">
            <text:p>0.499405</text:p>
          </table:table-cell>
          <table:table-cell table:style-name="ce1" office:value-type="float" office:value="0.0000245571" calcext:value-type="float">
            <text:p>2.46E-0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-1.4" calcext:value-type="float">
            <text:p>-1.4</text:p>
          </table:table-cell>
          <table:table-cell table:style-name="ce3"/>
          <table:table-cell/>
          <table:table-cell table:style-name="ce4" office:value-type="string" calcext:value-type="string" table:number-columns-spanned="4" table:number-rows-spanned="1">
            <text:p>RELACION ORB A CM</text:p>
          </table:table-cell>
          <table:covered-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794769003987" calcext:value-type="float">
            <text:p>-0.0794769004</text:p>
          </table:table-cell>
          <table:table-cell office:value-type="float" office:value="0.278389126062" calcext:value-type="float">
            <text:p>0.2783891261</text:p>
          </table:table-cell>
          <table:table-cell office:value-type="float" office:value="0.105417221785" calcext:value-type="float">
            <text:p>0.1054172218</text:p>
          </table:table-cell>
          <table:table-cell office:value-type="float" office:value="0.499399" calcext:value-type="float">
            <text:p>0.499399</text:p>
          </table:table-cell>
          <table:table-cell table:style-name="ce1" office:value-type="float" office:value="0.0000261068" calcext:value-type="float">
            <text:p>2.61E-0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-1.4" calcext:value-type="float">
            <text:p>-1.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0939178913832" calcext:value-type="float">
            <text:p>-0.0939178914</text:p>
          </table:table-cell>
          <table:table-cell office:value-type="float" office:value="0.277999609709" calcext:value-type="float">
            <text:p>0.2779996097</text:p>
          </table:table-cell>
          <table:table-cell office:value-type="float" office:value="0.113065287471" calcext:value-type="float">
            <text:p>0.1130652875</text:p>
          </table:table-cell>
          <table:table-cell office:value-type="float" office:value="0.499401" calcext:value-type="float">
            <text:p>0.499401</text:p>
          </table:table-cell>
          <table:table-cell table:style-name="ce1" office:value-type="float" office:value="0.0000276566" calcext:value-type="float">
            <text:p>2.77E-05</text:p>
          </table:table-cell>
          <table:table-cell/>
          <table:table-cell office:value-type="float" office:value="58.5" calcext:value-type="float">
            <text:p>58.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0751435756683" calcext:value-type="float">
            <text:p>-0.0751435757</text:p>
          </table:table-cell>
          <table:table-cell office:value-type="float" office:value="0.238876670599" calcext:value-type="float">
            <text:p>0.2388766706</text:p>
          </table:table-cell>
          <table:table-cell office:value-type="float" office:value="0.104430764914" calcext:value-type="float">
            <text:p>0.1044307649</text:p>
          </table:table-cell>
          <table:table-cell office:value-type="float" office:value="0.499257" calcext:value-type="float">
            <text:p>0.499257</text:p>
          </table:table-cell>
          <table:table-cell table:style-name="ce1" office:value-type="float" office:value="0.0000382662" calcext:value-type="float">
            <text:p>3.83E-05</text:p>
          </table:table-cell>
          <table:table-cell/>
          <table:table-cell office:value-type="float" office:value="58.5" calcext:value-type="float">
            <text:p>58.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M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745352581143" calcext:value-type="float">
            <text:p>-0.0745352581</text:p>
          </table:table-cell>
          <table:table-cell office:value-type="float" office:value="0.232134729624" calcext:value-type="float">
            <text:p>0.2321347296</text:p>
          </table:table-cell>
          <table:table-cell office:value-type="float" office:value="0.0941994190216" calcext:value-type="float">
            <text:p>0.094199419</text:p>
          </table:table-cell>
          <table:table-cell office:value-type="float" office:value="0.498654" calcext:value-type="float">
            <text:p>0.498654</text:p>
          </table:table-cell>
          <table:table-cell table:style-name="ce1" office:value-type="float" office:value="0.0000241995" calcext:value-type="float">
            <text:p>2.42E-0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-1.4" calcext:value-type="float">
            <text:p>-1.4</text:p>
          </table:table-cell>
          <table:table-cell table:number-columns-repeated="2"/>
          <table:table-cell office:value-type="string" calcext:value-type="string">
            <text:p>ORB</text:p>
          </table:table-cell>
          <table:table-cell office:value-type="float" office:value="-0.0644462" calcext:value-type="float">
            <text:p>-0.06444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([.B7:.B16])" office:value-type="float" office:value="-0.07578879892824" calcext:value-type="float">
            <text:p>-0.0757887989</text:p>
          </table:table-cell>
          <table:table-cell table:formula="of:=AVERAGE([.C7:.C16])" office:value-type="float" office:value="0.22961406633257" calcext:value-type="float">
            <text:p>0.2296140663</text:p>
          </table:table-cell>
          <table:table-cell table:formula="of:=AVERAGE([.D7:.D16])" office:value-type="float" office:value="0.11556225493565" calcext:value-type="float">
            <text:p>0.1155622549</text:p>
          </table:table-cell>
          <table:table-cell table:formula="of:=AVERAGE([.E7:.E16])" office:value-type="float" office:value="0.4992607" calcext:value-type="float">
            <text:p>0.4992607</text:p>
          </table:table-cell>
          <table:table-cell table:style-name="ce1" table:formula="of:=AVERAGE([.F7:.F16])" office:value-type="float" office:value="0.0000800028" calcext:value-type="float">
            <text:p>8.00E-05</text:p>
          </table:table-cell>
          <table:table-cell/>
          <table:table-cell table:formula="of:=AVERAGE([.H7:.H16])" office:value-type="float" office:value="58.8" calcext:value-type="float">
            <text:p>58.8</text:p>
          </table:table-cell>
          <table:table-cell table:formula="of:=AVERAGE([.I7:.I16])" office:value-type="float" office:value="1.24" calcext:value-type="float">
            <text:p>1.24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Error</text:p>
          </table:table-cell>
          <table:table-cell table:formula="of:=([.H18]-[.B3])" office:value-type="float" office:value="8.8" calcext:value-type="float">
            <text:p>8.8</text:p>
          </table:table-cell>
          <table:table-cell table:formula="of:=([.I18]-[.C3])" office:value-type="float" office:value="1.24" calcext:value-type="float">
            <text:p>1.24</text:p>
          </table:table-cell>
          <table:table-cell office:value-type="string" calcext:value-type="string">
            <text:p>cm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  <table:table-cell office:value-type="string" calcext:value-type="string">
            <text:p>CM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tició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ORB</text:p>
          </table:table-cell>
          <table:table-cell office:value-type="float" office:value="-0.16282216" calcext:value-type="float">
            <text:p>-0.162822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 table:number-columns-repeated="2"/>
          <table:table-cell office:value-type="string" calcext:value-type="string">
            <text:p>NAO</text:p>
          </table:table-cell>
          <table:table-cell table:number-columns-repeated="2"/>
          <table:table-cell office:value-type="string" calcext:value-type="string">
            <text:p>RW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77431836724" calcext:value-type="float">
            <text:p>-0.1774318367</text:p>
          </table:table-cell>
          <table:table-cell office:value-type="float" office:value="0.462915807962" calcext:value-type="float">
            <text:p>0.462915808</text:p>
          </table:table-cell>
          <table:table-cell office:value-type="float" office:value="0.204718589783" calcext:value-type="float">
            <text:p>0.2047185898</text:p>
          </table:table-cell>
          <table:table-cell office:value-type="float" office:value="0.9994" calcext:value-type="float">
            <text:p>0.9994</text:p>
          </table:table-cell>
          <table:table-cell table:style-name="ce1" office:value-type="float" office:value="0.0000135899" calcext:value-type="float">
            <text:p>1.36E-0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21.4" calcext:value-type="float">
            <text:p>21.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173166230321" calcext:value-type="float">
            <text:p>-0.1731662303</text:p>
          </table:table-cell>
          <table:table-cell office:value-type="float" office:value="0.50764632225" calcext:value-type="float">
            <text:p>0.5076463223</text:p>
          </table:table-cell>
          <table:table-cell office:value-type="float" office:value="0.225611567497" calcext:value-type="float">
            <text:p>0.2256115675</text:p>
          </table:table-cell>
          <table:table-cell office:value-type="float" office:value="0.99865" calcext:value-type="float">
            <text:p>0.99865</text:p>
          </table:table-cell>
          <table:table-cell office:value-type="string" calcext:value-type="string">
            <text:p>3.29018e-05,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4.6" calcext:value-type="float">
            <text:p>14.6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-0.0644462" calcext:value-type="float">
            <text:p>-0.064446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145030289888" calcext:value-type="float">
            <text:p>-0.1450302899</text:p>
          </table:table-cell>
          <table:table-cell office:value-type="float" office:value="0.452639251947" calcext:value-type="float">
            <text:p>0.4526392519</text:p>
          </table:table-cell>
          <table:table-cell office:value-type="float" office:value="0.198560088873" calcext:value-type="float">
            <text:p>0.1985600889</text:p>
          </table:table-cell>
          <table:table-cell office:value-type="float" office:value="0.999395" calcext:value-type="float">
            <text:p>0.999395</text:p>
          </table:table-cell>
          <table:table-cell table:style-name="ce1" office:value-type="float" office:value="0.000015974" calcext:value-type="float">
            <text:p>1.60E-0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-0.16282216" calcext:value-type="float">
            <text:p>-0.1628221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198961094022" calcext:value-type="float">
            <text:p>-0.198961094</text:p>
          </table:table-cell>
          <table:table-cell office:value-type="float" office:value="0.521726131439" calcext:value-type="float">
            <text:p>0.5217261314</text:p>
          </table:table-cell>
          <table:table-cell office:value-type="float" office:value="0.238571047783" calcext:value-type="float">
            <text:p>0.2385710478</text:p>
          </table:table-cell>
          <table:table-cell office:value-type="float" office:value="0.999248" calcext:value-type="float">
            <text:p>0.999248</text:p>
          </table:table-cell>
          <table:table-cell table:style-name="ce1" office:value-type="float" office:value="0.0000132918" calcext:value-type="float">
            <text:p>1.33E-05</text:p>
          </table:table-cell>
          <table:table-cell/>
          <table:table-cell office:value-type="float" office:value="111.5" calcext:value-type="float">
            <text:p>111.5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18363" calcext:value-type="float">
            <text:p>-0.18363</text:p>
          </table:table-cell>
          <table:table-cell office:value-type="float" office:value="0.3553" calcext:value-type="float">
            <text:p>0.3553</text:p>
          </table:table-cell>
          <table:table-cell office:value-type="float" office:value="0.167" calcext:value-type="float">
            <text:p>0.167</text:p>
          </table:table-cell>
          <table:table-cell office:value-type="float" office:value="0.0998" calcext:value-type="float">
            <text:p>0.0998</text:p>
          </table:table-cell>
          <table:table-cell table:style-name="ce1" office:value-type="float" office:value="0.00002944" calcext:value-type="float">
            <text:p>2.94E-05</text:p>
          </table:table-cell>
          <table:table-cell/>
          <table:table-cell office:value-type="float" office:value="94.7" calcext:value-type="float">
            <text:p>94.7</text:p>
          </table:table-cell>
          <table:table-cell office:value-type="float" office:value="20.5" calcext:value-type="float">
            <text:p>20.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1520051" calcext:value-type="float">
            <text:p>-0.1520051</text:p>
          </table:table-cell>
          <table:table-cell office:value-type="float" office:value="0.32271" calcext:value-type="float">
            <text:p>0.32271</text:p>
          </table:table-cell>
          <table:table-cell office:value-type="float" office:value="0.1064" calcext:value-type="float">
            <text:p>0.1064</text:p>
          </table:table-cell>
          <table:table-cell office:value-type="float" office:value="0.99926" calcext:value-type="float">
            <text:p>0.99926</text:p>
          </table:table-cell>
          <table:table-cell table:style-name="ce1" office:value-type="float" office:value="0.0000145899" calcext:value-type="float">
            <text:p>1.46E-0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1963" calcext:value-type="float">
            <text:p>-0.1963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156" calcext:value-type="float">
            <text:p>0.156</text:p>
          </table:table-cell>
          <table:table-cell office:value-type="float" office:value="0.9986" calcext:value-type="float">
            <text:p>0.9986</text:p>
          </table:table-cell>
          <table:table-cell table:style-name="ce1" office:value-type="float" office:value="0.0000376" calcext:value-type="float">
            <text:p>3.76E-05</text:p>
          </table:table-cell>
          <table:table-cell/>
          <table:table-cell office:value-type="float" office:value="99.97" calcext:value-type="float">
            <text:p>99.97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159331202507" calcext:value-type="float">
            <text:p>-0.1593312025</text:p>
          </table:table-cell>
          <table:table-cell office:value-type="float" office:value="0.344713062048" calcext:value-type="float">
            <text:p>0.344713062</text:p>
          </table:table-cell>
          <table:table-cell office:value-type="float" office:value="0.211927294731" calcext:value-type="float">
            <text:p>0.2119272947</text:p>
          </table:table-cell>
          <table:table-cell office:value-type="float" office:value="0.999927" calcext:value-type="float">
            <text:p>0.999927</text:p>
          </table:table-cell>
          <table:table-cell office:value-type="float" office:value="0.000952691" calcext:value-type="float">
            <text:p>0.000952691</text:p>
          </table:table-cell>
          <table:table-cell/>
          <table:table-cell office:value-type="float" office:value="114.5" calcext:value-type="float">
            <text:p>114.5</text:p>
          </table:table-cell>
          <table:table-cell office:value-type="float" office:value="5.6" calcext:value-type="float">
            <text:p>5.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197247758508" calcext:value-type="float">
            <text:p>-0.1972477585</text:p>
          </table:table-cell>
          <table:table-cell office:value-type="float" office:value="0.509925782681" calcext:value-type="float">
            <text:p>0.5099257827</text:p>
          </table:table-cell>
          <table:table-cell office:value-type="float" office:value="0.21436162293" calcext:value-type="float">
            <text:p>0.2143616229</text:p>
          </table:table-cell>
          <table:table-cell office:value-type="float" office:value="0.999406" calcext:value-type="float">
            <text:p>0.999406</text:p>
          </table:table-cell>
          <table:table-cell table:style-name="ce1" office:value-type="float" office:value="0.0000197887" calcext:value-type="float">
            <text:p>1.98E-05</text:p>
          </table:table-cell>
          <table:table-cell/>
          <table:table-cell office:value-type="float" office:value="112.5" calcext:value-type="float">
            <text:p>112.5</text:p>
          </table:table-cell>
          <table:table-cell office:value-type="float" office:value="6.5" calcext:value-type="float">
            <text:p>6.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17728087306" calcext:value-type="float">
            <text:p>-0.1772808731</text:p>
          </table:table-cell>
          <table:table-cell office:value-type="float" office:value="0.566078007221" calcext:value-type="float">
            <text:p>0.5660780072</text:p>
          </table:table-cell>
          <table:table-cell office:value-type="float" office:value="0.251456230879" calcext:value-type="float">
            <text:p>0.2514562309</text:p>
          </table:table-cell>
          <table:table-cell office:value-type="float" office:value="0.999254" calcext:value-type="float">
            <text:p>0.999254</text:p>
          </table:table-cell>
          <table:table-cell table:style-name="ce1" office:value-type="float" office:value="0.0000184178" calcext:value-type="float">
            <text:p>1.84E-0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.8" calcext:value-type="float">
            <text:p>1.8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([.B25:.B34])" office:value-type="float" office:value="-0.176038438503" calcext:value-type="float">
            <text:p>-0.1760384385</text:p>
          </table:table-cell>
          <table:table-cell table:formula="of:=AVERAGE([.C25:.C34])" office:value-type="float" office:value="0.4459554365548" calcext:value-type="float">
            <text:p>0.4459554366</text:p>
          </table:table-cell>
          <table:table-cell table:formula="of:=AVERAGE([.D25:.D34])" office:value-type="float" office:value="0.1974606442476" calcext:value-type="float">
            <text:p>0.1974606442</text:p>
          </table:table-cell>
          <table:table-cell table:formula="of:=AVERAGE([.E25:.E34])" office:value-type="float" office:value="0.909294" calcext:value-type="float">
            <text:p>0.909294</text:p>
          </table:table-cell>
          <table:table-cell table:style-name="ce1" table:formula="of:=AVERAGE([.F25:.F34])" office:value-type="float" office:value="0.000123931455555556" calcext:value-type="float">
            <text:p>1.24E-04</text:p>
          </table:table-cell>
          <table:table-cell/>
          <table:table-cell table:formula="of:=AVERAGE([.H25:.H34])" office:value-type="float" office:value="108.117" calcext:value-type="float">
            <text:p>108.117</text:p>
          </table:table-cell>
          <table:table-cell table:formula="of:=AVERAGE([.I25:.I34])" office:value-type="float" office:value="17.02" calcext:value-type="float">
            <text:p>17.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Error</text:p>
          </table:table-cell>
          <table:table-cell table:formula="of:=([.H36]-[.B21])" office:value-type="float" office:value="8.117" calcext:value-type="float">
            <text:p>8.117</text:p>
          </table:table-cell>
          <table:table-cell table:formula="of:=([.I36]-[.C21])" office:value-type="float" office:value="17.02" calcext:value-type="float">
            <text:p>17.02</text:p>
          </table:table-cell>
          <table:table-cell office:value-type="string" calcext:value-type="string">
            <text:p>cm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4">00/00/0000</text:date>, <text:time style:data-style-name="N2" text:time-value="12:53:50.9347187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12:55:45.724507151</meta:creation-date>
    <meta:editing-duration>PT24M53S</meta:editing-duration>
    <meta:editing-cycles>10</meta:editing-cycles>
    <meta:generator>LibreOffice/5.1.6.2$Linux_X86_64 LibreOffice_project/10m0$Build-2</meta:generator>
    <dc:date>2019-06-04T13:28:42.884934089</dc:date>
    <meta:document-statistic meta:table-count="1" meta:cell-count="241" meta:object-count="3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037cm" svg:height="10.998cm" xlink:href=".." xlink:type="simple" chart:class="chart:scatter" chart:style-name="ch1">
        <chart:legend chart:legend-position="end" svg:x="22.455cm" svg:y="5.2cm" style:legend-expansion="high" chart:style-name="ch2"/>
        <chart:plot-area chart:style-name="ch3" table:cell-range-address="Hoja1.L25:Hoja1.M27" chart:data-source-has-labels="row" svg:x="0.48cm" svg:y="0.219cm" svg:width="21.495cm" svg:height="10.56cm">
          <chartooo:coordinate-region svg:x="1.498cm" svg:y="0.418cm" svg:width="20.197cm" svg:height="10.1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M26:Hoja1.M27" chart:label-cell-address="Hoja1.M25:Hoja1.M25" chart:class="chart:scatter">
            <chart:domain table:cell-range-address="Hoja1.L26:Hoja1.L27"/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L</text:p>
              </table:table-cell>
              <table:table-cell office:value-type="string">
                <text:p>Y</text:p>
                <draw:g>
                  <svg:desc>Hoja1.M25:Hoja1.M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Hoja1.L26:Hoja1.L27</svg:desc>
                </draw:g>
              </table:table-cell>
              <table:table-cell office:value-type="float" office:value="-0.0644462">
                <text:p>-0.0644462</text:p>
                <draw:g>
                  <svg:desc>Hoja1.M26:Hoja1.M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0.16282216">
                <text:p>-0.162822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